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3ae5" officeooo:paragraph-rsid="001d3ae5"/>
    </style:style>
    <style:style style:name="P2" style:family="paragraph" style:parent-style-name="Standard">
      <style:text-properties style:text-underline-style="solid" style:text-underline-width="auto" style:text-underline-color="font-color" officeooo:rsid="001d3ae5" officeooo:paragraph-rsid="001d3ae5"/>
    </style:style>
    <style:style style:name="P3" style:family="paragraph" style:parent-style-name="Standard">
      <style:text-properties style:text-underline-style="solid" style:text-underline-width="auto" style:text-underline-color="font-color" officeooo:rsid="00206121" officeooo:paragraph-rsid="00206121"/>
    </style:style>
    <style:style style:name="P4" style:family="paragraph" style:parent-style-name="Standard">
      <style:text-properties style:text-underline-style="solid" style:text-underline-width="auto" style:text-underline-color="font-color" officeooo:rsid="0024d9d9" officeooo:paragraph-rsid="0024d9d9"/>
    </style:style>
    <style:style style:name="P5" style:family="paragraph" style:parent-style-name="Standard">
      <style:text-properties style:text-underline-style="solid" style:text-underline-width="auto" style:text-underline-color="font-color" officeooo:rsid="0029aea2" officeooo:paragraph-rsid="0029aea2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bfb86" officeooo:paragraph-rsid="002bfb8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3256e0" officeooo:paragraph-rsid="003256e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52e1ea" officeooo:paragraph-rsid="0052e1e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5df2b3" officeooo:paragraph-rsid="005df2b3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2c5be2" officeooo:paragraph-rsid="002c5be2"/>
    </style:style>
    <style:style style:name="P11" style:family="paragraph" style:parent-style-name="Standard">
      <style:text-properties style:text-underline-style="solid" style:text-underline-width="auto" style:text-underline-color="font-color" officeooo:rsid="002e94de" officeooo:paragraph-rsid="002e94de"/>
    </style:style>
    <style:style style:name="P12" style:family="paragraph" style:parent-style-name="Standard">
      <style:text-properties style:text-underline-style="solid" style:text-underline-width="auto" style:text-underline-color="font-color" officeooo:rsid="003256e0" officeooo:paragraph-rsid="003256e0"/>
    </style:style>
    <style:style style:name="P13" style:family="paragraph" style:parent-style-name="Standard">
      <style:text-properties style:text-underline-style="solid" style:text-underline-width="auto" style:text-underline-color="font-color" officeooo:rsid="0033137d" officeooo:paragraph-rsid="0033137d"/>
    </style:style>
    <style:style style:name="P14" style:family="paragraph" style:parent-style-name="Standard">
      <style:text-properties style:text-underline-style="solid" style:text-underline-width="auto" style:text-underline-color="font-color" officeooo:rsid="0036f53f" officeooo:paragraph-rsid="0036f53f"/>
    </style:style>
    <style:style style:name="P15" style:family="paragraph" style:parent-style-name="Standard">
      <style:text-properties style:text-underline-style="solid" style:text-underline-width="auto" style:text-underline-color="font-color" officeooo:rsid="003a14fd" officeooo:paragraph-rsid="003a14fd"/>
    </style:style>
    <style:style style:name="P16" style:family="paragraph" style:parent-style-name="Standard">
      <style:text-properties style:text-underline-style="solid" style:text-underline-width="auto" style:text-underline-color="font-color" officeooo:rsid="0038da25" officeooo:paragraph-rsid="0038da25"/>
    </style:style>
    <style:style style:name="P17" style:family="paragraph" style:parent-style-name="Standard">
      <style:text-properties style:text-underline-style="solid" style:text-underline-width="auto" style:text-underline-color="font-color" officeooo:rsid="00449901" officeooo:paragraph-rsid="00449901"/>
    </style:style>
    <style:style style:name="P18" style:family="paragraph" style:parent-style-name="Standard">
      <style:text-properties style:text-underline-style="solid" style:text-underline-width="auto" style:text-underline-color="font-color" officeooo:rsid="00449901" officeooo:paragraph-rsid="0045318b"/>
    </style:style>
    <style:style style:name="P19" style:family="paragraph" style:parent-style-name="Standard">
      <style:text-properties style:text-underline-style="solid" style:text-underline-width="auto" style:text-underline-color="font-color" officeooo:rsid="00480ce8" officeooo:paragraph-rsid="00480ce8"/>
    </style:style>
    <style:style style:name="P20" style:family="paragraph" style:parent-style-name="Standard">
      <style:text-properties style:text-underline-style="solid" style:text-underline-width="auto" style:text-underline-color="font-color" officeooo:rsid="004ab55d" officeooo:paragraph-rsid="004ab55d"/>
    </style:style>
    <style:style style:name="P21" style:family="paragraph" style:parent-style-name="Standard">
      <style:text-properties style:text-underline-style="solid" style:text-underline-width="auto" style:text-underline-color="font-color" officeooo:rsid="004e9ca8" officeooo:paragraph-rsid="004e9ca8"/>
    </style:style>
    <style:style style:name="P22" style:family="paragraph" style:parent-style-name="Standard">
      <style:text-properties style:text-underline-style="solid" style:text-underline-width="auto" style:text-underline-color="font-color" officeooo:rsid="0052e1ea" officeooo:paragraph-rsid="0052e1ea"/>
    </style:style>
    <style:style style:name="P23" style:family="paragraph" style:parent-style-name="Standard">
      <style:text-properties style:text-underline-style="solid" style:text-underline-width="auto" style:text-underline-color="font-color" officeooo:rsid="0052f0c1" officeooo:paragraph-rsid="0052f0c1"/>
    </style:style>
    <style:style style:name="P24" style:family="paragraph" style:parent-style-name="Standard">
      <style:text-properties style:text-underline-style="solid" style:text-underline-width="auto" style:text-underline-color="font-color" officeooo:rsid="0053bded" officeooo:paragraph-rsid="0053bded"/>
    </style:style>
    <style:style style:name="P25" style:family="paragraph" style:parent-style-name="Standard">
      <style:text-properties style:text-underline-style="solid" style:text-underline-width="auto" style:text-underline-color="font-color" officeooo:rsid="005656c5" officeooo:paragraph-rsid="005656c5"/>
    </style:style>
    <style:style style:name="P26" style:family="paragraph" style:parent-style-name="Standard">
      <style:text-properties style:text-underline-style="solid" style:text-underline-width="auto" style:text-underline-color="font-color" officeooo:rsid="0057fc62" officeooo:paragraph-rsid="0057fc62"/>
    </style:style>
    <style:style style:name="P27" style:family="paragraph" style:parent-style-name="Standard">
      <style:text-properties style:text-underline-style="solid" style:text-underline-width="auto" style:text-underline-color="font-color" officeooo:rsid="005a3b32" officeooo:paragraph-rsid="005a3b32"/>
    </style:style>
    <style:style style:name="P28" style:family="paragraph" style:parent-style-name="Standard">
      <style:text-properties style:text-underline-style="solid" style:text-underline-width="auto" style:text-underline-color="font-color" officeooo:rsid="0021837d" officeooo:paragraph-rsid="0021837d"/>
    </style:style>
    <style:style style:name="P29" style:family="paragraph" style:parent-style-name="Standard">
      <style:text-properties style:text-underline-style="solid" style:text-underline-width="auto" style:text-underline-color="font-color" officeooo:paragraph-rsid="00616a6e"/>
    </style:style>
    <style:style style:name="P30" style:family="paragraph" style:parent-style-name="Standard">
      <style:text-properties style:text-underline-style="solid" style:text-underline-width="auto" style:text-underline-color="font-color" officeooo:rsid="006672b8" officeooo:paragraph-rsid="006672b8"/>
    </style:style>
    <style:style style:name="P31" style:family="paragraph" style:parent-style-name="Standard">
      <style:text-properties officeooo:rsid="00206121" officeooo:paragraph-rsid="00206121"/>
    </style:style>
    <style:style style:name="P32" style:family="paragraph" style:parent-style-name="Standard">
      <style:text-properties style:text-underline-style="none" officeooo:rsid="0021837d" officeooo:paragraph-rsid="0021837d"/>
    </style:style>
    <style:style style:name="P33" style:family="paragraph" style:parent-style-name="Standard">
      <style:text-properties style:text-underline-style="none" officeooo:rsid="0024d9d9" officeooo:paragraph-rsid="0024d9d9"/>
    </style:style>
    <style:style style:name="P34" style:family="paragraph" style:parent-style-name="Standard">
      <style:text-properties style:text-underline-style="none" officeooo:rsid="0029aea2" officeooo:paragraph-rsid="0029aea2"/>
    </style:style>
    <style:style style:name="P35" style:family="paragraph" style:parent-style-name="Standard">
      <style:text-properties style:text-underline-style="none" officeooo:rsid="002c5be2" officeooo:paragraph-rsid="002c5be2"/>
    </style:style>
    <style:style style:name="P36" style:family="paragraph" style:parent-style-name="Standard">
      <style:text-properties style:text-underline-style="none" officeooo:rsid="002e94de" officeooo:paragraph-rsid="002e94de"/>
    </style:style>
    <style:style style:name="P37" style:family="paragraph" style:parent-style-name="Standard">
      <style:text-properties style:text-underline-style="none" officeooo:rsid="002e94de" officeooo:paragraph-rsid="002eba59"/>
    </style:style>
    <style:style style:name="P38" style:family="paragraph" style:parent-style-name="Standard">
      <style:text-properties style:text-underline-style="none" officeooo:rsid="002eba59" officeooo:paragraph-rsid="002eba59"/>
    </style:style>
    <style:style style:name="P39" style:family="paragraph" style:parent-style-name="Standard">
      <style:text-properties style:text-underline-style="none" officeooo:rsid="003256e0" officeooo:paragraph-rsid="003256e0"/>
    </style:style>
    <style:style style:name="P40" style:family="paragraph" style:parent-style-name="Standard">
      <style:text-properties style:text-underline-style="none" officeooo:rsid="0033137d" officeooo:paragraph-rsid="0033137d"/>
    </style:style>
    <style:style style:name="P41" style:family="paragraph" style:parent-style-name="Standard">
      <style:text-properties style:text-underline-style="none" officeooo:rsid="0036f53f" officeooo:paragraph-rsid="0036f53f"/>
    </style:style>
    <style:style style:name="P42" style:family="paragraph" style:parent-style-name="Standard">
      <style:text-properties style:text-underline-style="none" officeooo:rsid="0038da25" officeooo:paragraph-rsid="0038da25"/>
    </style:style>
    <style:style style:name="P43" style:family="paragraph" style:parent-style-name="Standard">
      <style:text-properties style:text-underline-style="none" officeooo:rsid="003a14fd" officeooo:paragraph-rsid="003a14fd"/>
    </style:style>
    <style:style style:name="P44" style:family="paragraph" style:parent-style-name="Standard">
      <style:text-properties style:text-underline-style="none" officeooo:rsid="003a9207" officeooo:paragraph-rsid="003a9207"/>
    </style:style>
    <style:style style:name="P45" style:family="paragraph" style:parent-style-name="Standard">
      <style:text-properties officeooo:rsid="002ef8fa" officeooo:paragraph-rsid="002ef8fa"/>
    </style:style>
    <style:style style:name="P46" style:family="paragraph" style:parent-style-name="Standard">
      <style:text-properties officeooo:paragraph-rsid="003a9207"/>
    </style:style>
    <style:style style:name="P47" style:family="paragraph" style:parent-style-name="Standard">
      <style:text-properties officeooo:paragraph-rsid="0038da25"/>
    </style:style>
    <style:style style:name="P48" style:family="paragraph" style:parent-style-name="Standard">
      <style:text-properties officeooo:rsid="003d70d1" officeooo:paragraph-rsid="003d70d1"/>
    </style:style>
    <style:style style:name="P49" style:family="paragraph" style:parent-style-name="Standard">
      <style:text-properties officeooo:rsid="00449901" officeooo:paragraph-rsid="0045318b"/>
    </style:style>
    <style:style style:name="P50" style:family="paragraph" style:parent-style-name="Standard">
      <style:text-properties officeooo:rsid="00480ce8" officeooo:paragraph-rsid="00480ce8"/>
    </style:style>
    <style:style style:name="P51" style:family="paragraph" style:parent-style-name="Standard">
      <style:text-properties officeooo:rsid="004ab55d" officeooo:paragraph-rsid="004ab55d"/>
    </style:style>
    <style:style style:name="P52" style:family="paragraph" style:parent-style-name="Standard">
      <style:text-properties officeooo:rsid="004e9ca8" officeooo:paragraph-rsid="004e9ca8"/>
    </style:style>
    <style:style style:name="P53" style:family="paragraph" style:parent-style-name="Standard">
      <style:text-properties officeooo:rsid="0052e1ea" officeooo:paragraph-rsid="0052e1ea"/>
    </style:style>
    <style:style style:name="P54" style:family="paragraph" style:parent-style-name="Standard">
      <style:text-properties officeooo:rsid="0052f0c1" officeooo:paragraph-rsid="0052f0c1"/>
    </style:style>
    <style:style style:name="P55" style:family="paragraph" style:parent-style-name="Standard">
      <style:text-properties officeooo:rsid="0053bded" officeooo:paragraph-rsid="0053bded"/>
    </style:style>
    <style:style style:name="P56" style:family="paragraph" style:parent-style-name="Standard">
      <style:text-properties officeooo:rsid="005656c5" officeooo:paragraph-rsid="005656c5"/>
    </style:style>
    <style:style style:name="P57" style:family="paragraph" style:parent-style-name="Standard">
      <style:text-properties officeooo:rsid="0057fc62" officeooo:paragraph-rsid="0057fc62"/>
    </style:style>
    <style:style style:name="P58" style:family="paragraph" style:parent-style-name="Standard">
      <style:text-properties officeooo:rsid="005a3b32" officeooo:paragraph-rsid="005a3b32"/>
    </style:style>
    <style:style style:name="P59" style:family="paragraph" style:parent-style-name="Standard">
      <style:text-properties officeooo:paragraph-rsid="005b129f"/>
    </style:style>
    <style:style style:name="P60" style:family="paragraph" style:parent-style-name="Standard">
      <style:text-properties officeooo:rsid="005df2b3" officeooo:paragraph-rsid="005df2b3"/>
    </style:style>
    <style:style style:name="P61" style:family="paragraph" style:parent-style-name="Standard">
      <style:text-properties fo:font-variant="normal" fo:text-transform="none" fo:color="#000000" loext:opacity="100%" style:font-name="Liberation Serif" fo:font-size="12pt" fo:letter-spacing="0.026cm" fo:font-style="normal" fo:font-weight="normal" officeooo:rsid="003cbdeb" officeooo:paragraph-rsid="003cbdeb"/>
    </style:style>
    <style:style style:name="P62" style:family="paragraph" style:parent-style-name="Standard">
      <style:text-properties fo:color="#000000" loext:opacity="100%" style:font-name="Liberation Serif" fo:font-size="12pt" style:text-underline-style="none" fo:font-weight="normal" officeooo:rsid="003a9207" officeooo:paragraph-rsid="003a9207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style:font-name="Liberation Serif" fo:font-size="12pt" style:text-underline-style="none" fo:font-weight="normal" officeooo:rsid="003d70d1" officeooo:paragraph-rsid="003d70d1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style:font-name="Liberation Serif" fo:font-size="12pt" style:text-underline-style="none" fo:font-weight="normal" officeooo:rsid="0040ab40" officeooo:paragraph-rsid="0040ab40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style:font-name="Liberation Serif" fo:font-size="12pt" style:text-underline-style="none" fo:font-weight="normal" officeooo:rsid="0042bcf4" officeooo:paragraph-rsid="0042bcf4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style:font-name="Liberation Serif" fo:font-size="12pt" style:text-underline-style="none" fo:font-weight="normal" officeooo:rsid="00449901" officeooo:paragraph-rsid="00449901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style:font-name="Liberation Serif" fo:font-size="12pt" style:text-underline-style="none" fo:font-weight="normal" officeooo:rsid="0045318b" officeooo:paragraph-rsid="00449901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 loext:opacity="100%" style:font-name="Liberation Serif" fo:font-size="12pt" style:text-underline-style="none" fo:font-weight="normal" officeooo:rsid="0045318b" officeooo:paragraph-rsid="0045318b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normal" officeooo:rsid="003a9207" officeooo:paragraph-rsid="003a9207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normal" officeooo:rsid="0040ab40" officeooo:paragraph-rsid="0040ab40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normal" officeooo:rsid="0042bcf4" officeooo:paragraph-rsid="0042bcf4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normal" officeooo:rsid="00449901" officeooo:paragraph-rsid="00449901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bold" officeooo:rsid="0040ab40" officeooo:paragraph-rsid="0040ab40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bold" officeooo:rsid="005e7a1e" officeooo:paragraph-rsid="005e7a1e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bold" officeooo:rsid="00616a6e" officeooo:paragraph-rsid="00616a6e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officeooo:rsid="005e7a1e" officeooo:paragraph-rsid="005e7a1e" style:font-size-asian="12pt" style:font-size-complex="12pt"/>
    </style:style>
    <style:style style:name="P77" style:family="paragraph" style:parent-style-name="Standard">
      <style:text-properties fo:color="#000000" loext:opacity="100%" style:font-name="Liberation Serif" fo:font-size="12pt" officeooo:paragraph-rsid="005b129f" style:font-size-asian="12pt" style:font-size-complex="12pt"/>
    </style:style>
    <style:style style:name="P78" style:family="paragraph" style:parent-style-name="Standard">
      <style:text-properties fo:color="#000000" loext:opacity="100%" style:font-name="Liberation Serif" fo:font-size="12pt" officeooo:rsid="005e7a1e" officeooo:paragraph-rsid="005e7a1e" style:font-size-asian="12pt" style:font-size-complex="12pt"/>
    </style:style>
    <style:style style:name="P79" style:family="paragraph" style:parent-style-name="Standard">
      <style:text-properties fo:color="#000000" loext:opacity="100%" style:font-name="Liberation Serif" fo:font-size="12pt" officeooo:rsid="00616a6e" officeooo:paragraph-rsid="00616a6e" style:font-size-asian="12pt" style:font-size-complex="12pt"/>
    </style:style>
    <style:style style:name="P80" style:family="paragraph" style:parent-style-name="Standard">
      <style:text-properties officeooo:paragraph-rsid="00616a6e"/>
    </style:style>
    <style:style style:name="P81" style:family="paragraph" style:parent-style-name="Standard">
      <style:text-properties officeooo:rsid="006672b8" officeooo:paragraph-rsid="006672b8"/>
    </style:style>
    <style:style style:name="P82" style:family="paragraph" style:parent-style-name="Standard">
      <style:text-properties fo:color="#000000" loext:opacity="100%" style:font-name="Liberation Serif" fo:font-size="12pt" officeooo:rsid="005e7a1e" officeooo:paragraph-rsid="005e7a1e" style:font-size-asian="12pt" style:font-size-complex="12pt"/>
    </style:style>
    <style:style style:name="P83" style:family="paragraph" style:parent-style-name="Standard">
      <style:text-properties style:text-underline-style="none" officeooo:rsid="0067d5c3" officeooo:paragraph-rsid="00616a6e"/>
    </style:style>
    <style:style style:name="T1" style:family="text">
      <style:text-properties officeooo:rsid="00206121"/>
    </style:style>
    <style:style style:name="T2" style:family="text">
      <style:text-properties officeooo:rsid="00209ad7"/>
    </style:style>
    <style:style style:name="T3" style:family="text">
      <style:text-properties officeooo:rsid="0025ecba"/>
    </style:style>
    <style:style style:name="T4" style:family="text">
      <style:text-properties officeooo:rsid="0029aea2"/>
    </style:style>
    <style:style style:name="T5" style:family="text">
      <style:text-properties officeooo:rsid="002c5be2"/>
    </style:style>
    <style:style style:name="T6" style:family="text">
      <style:text-properties officeooo:rsid="002e5790"/>
    </style:style>
    <style:style style:name="T7" style:family="text">
      <style:text-properties officeooo:rsid="002eba59"/>
    </style:style>
    <style:style style:name="T8" style:family="text">
      <style:text-properties officeooo:rsid="002ef8fa"/>
    </style:style>
    <style:style style:name="T9" style:family="text">
      <style:text-properties officeooo:rsid="0030bc4c"/>
    </style:style>
    <style:style style:name="T10" style:family="text">
      <style:text-properties officeooo:rsid="003a14fd"/>
    </style:style>
    <style:style style:name="T11" style:family="text">
      <style:text-properties fo:font-variant="normal" fo:text-transform="none" fo:color="#000000" loext:opacity="100%" style:font-name="Liberation Serif" fo:font-size="12pt" fo:letter-spacing="0.026cm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style:text-underline-style="none" officeooo:rsid="003a9207"/>
    </style:style>
    <style:style style:name="T14" style:family="text">
      <style:text-properties style:text-underline-style="none" officeooo:rsid="003a14fd"/>
    </style:style>
    <style:style style:name="T15" style:family="text">
      <style:text-properties style:text-underline-style="none" officeooo:rsid="0038da25"/>
    </style:style>
    <style:style style:name="T16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Liberation Serif" fo:font-size="12pt" fo:font-weight="normal" officeooo:rsid="0045318b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Liberation Serif" fo:font-size="12pt" style:text-underline-style="none" fo:font-weight="normal" officeooo:rsid="003a9207" style:font-size-asian="12pt" style:font-weight-asian="normal" style:font-size-complex="12pt" style:font-weight-complex="normal"/>
    </style:style>
    <style:style style:name="T20" style:family="text">
      <style:text-properties officeooo:rsid="005b129f"/>
    </style:style>
    <style:style style:name="T21" style:family="text">
      <style:text-properties officeooo:rsid="00639295"/>
    </style:style>
    <style:style style:name="T22" style:family="text">
      <style:text-properties officeooo:rsid="0065b748"/>
    </style:style>
    <style:style style:name="T23" style:family="text">
      <style:text-properties fo:color="#c9211e" loext:opacity="100%"/>
    </style:style>
    <style:style style:name="T24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b 01 :</text:p>
      <text:p text:style-name="P6"/>
      <text:p text:style-name="P2">Afficher le manuel de la commande ls :</text:p>
      <text:p text:style-name="P1"/>
      <text:p text:style-name="P1">man ls</text:p>
      <text:p text:style-name="P1"/>
      <text:p text:style-name="P2">Afficher les fichiers cach<text:span text:style-name="T1">és</text:span> du home de votre utilisateur :</text:p>
      <text:p text:style-name="P1"/>
      <text:p text:style-name="P45">ls -d .* (affiche tous les dossiers et fichiers cachés, * permet d’afficher n’importe quel fichier caché, sinon on marque .nomdufichier)</text:p>
      <text:p text:style-name="P45">ls -d .*/ (affiche uniquement les dossiers cachés, et non pas les fichiers)</text:p>
      <text:p text:style-name="P31">ls -a <text:span text:style-name="T8">(affiche tous les dossiers et fichiers, qu’ils soient cachés ou non)</text:span></text:p>
      <text:p text:style-name="P31"/>
      <text:p text:style-name="P3">Afficher les fichiers cach<text:span text:style-name="T2">és</text:span> plus les informations sur les droits sous forme de liste :</text:p>
      <text:p text:style-name="P3"/>
      <text:p text:style-name="P32">ls -<text:span text:style-name="T9">dl .*</text:span></text:p>
      <text:p text:style-name="P32"/>
      <text:p text:style-name="P28">Comment ajouter des options à une commande ?</text:p>
      <text:p text:style-name="P32"/>
      <text:p text:style-name="P33">Pour ajouter des options à une commande, on ajoute -option (exemple ls -a pour afficher tous les fichiers, même ceux cachés).</text:p>
      <text:p text:style-name="P33"/>
      <text:p text:style-name="P4">Quelles sont les deux syntaxes principales d’écriture des options pour une commande ?</text:p>
      <text:p text:style-name="P33"/>
      <text:p text:style-name="P33">-<text:span text:style-name="T3">option, qui correspond au raccourci (ls -a, pour afficher tous les fichiers), et --option, qui correspond au nom complet de l’option (ls --all, la commande complète de -a).</text:span></text:p>
      <text:p text:style-name="P33"/>
      <text:p text:style-name="P6">Job 02 :</text:p>
      <text:p text:style-name="P6"/>
      <text:p text:style-name="P4">Li<text:span text:style-name="T4">re</text:span> un fichier en utilisant une commande qui permet seulement de lire :</text:p>
      <text:p text:style-name="P33"/>
      <text:p text:style-name="P34">less fichier</text:p>
      <text:p text:style-name="P34"/>
      <text:p text:style-name="P5"><text:span text:style-name="T5">A</text:span>fficher les 10 premières lignes du fichier “.bashrc” :</text:p>
      <text:p text:style-name="P5"/>
      <text:p text:style-name="P35">head .bashrc</text:p>
      <text:p text:style-name="P35"/>
      <text:p text:style-name="P10">Afficher les 10 dernières lignes du fichier “.bashrc” :</text:p>
      <text:p text:style-name="P34"/>
      <text:p text:style-name="P38">tail .bashrc</text:p>
      <text:p text:style-name="P34"/>
      <text:p text:style-name="P5"><text:span text:style-name="T6">A</text:span>fficher les 20 premières lignes du fichier “.bashrc” :</text:p>
      <text:p text:style-name="P34"/>
      <text:p text:style-name="P36">On rajoute l’option -n nombredepages à la commande head (head -n 20 .bashrc).</text:p>
      <text:p text:style-name="P36"/>
      <text:p text:style-name="P11">Afficher les 20 dernières lignes du fichier “.bashrc” :</text:p>
      <text:p text:style-name="P11"/>
      <text:p text:style-name="P37">On rajoute l’option -n nombredepages à la commande <text:span text:style-name="T7">tail</text:span> (<text:span text:style-name="T7">tail</text:span> -n 20 .bashrc).</text:p>
      <text:p text:style-name="P37"/>
      <text:p text:style-name="P7"/>
      <text:p text:style-name="P7"/>
      <text:p text:style-name="P7"/>
      <text:p text:style-name="P7"><text:soft-page-break/>Job 03 :</text:p>
      <text:p text:style-name="P12"/>
      <text:p text:style-name="P12">Installer le paquet “cmatrix” :</text:p>
      <text:p text:style-name="P39"/>
      <text:p text:style-name="P40">apt install cmatrix (après être passé en SU)</text:p>
      <text:p text:style-name="P40"/>
      <text:p text:style-name="P13">Lancer le paquet que vous venez d’installer :</text:p>
      <text:p text:style-name="P40"/>
      <text:p text:style-name="P41">cmatrix</text:p>
      <text:p text:style-name="P41"/>
      <text:p text:style-name="P14">Mettre à jour son gestionnaire de paquets :</text:p>
      <text:p text:style-name="P41"/>
      <text:p text:style-name="P41">apt update</text:p>
      <text:p text:style-name="P41"/>
      <text:p text:style-name="P14">Mettre à jour ses différents logiciels :</text:p>
      <text:p text:style-name="P41"/>
      <text:p text:style-name="P42">apt up<text:span text:style-name="T10">grade</text:span></text:p>
      <text:p text:style-name="P42"/>
      <text:p text:style-name="P15">Télécharger Chrome :</text:p>
      <text:p text:style-name="P43"/>
      <text:p text:style-name="P47"><text:span text:style-name="T14">wget </text:span><text:span text:style-name="T15">https://dl.google.com/linux/direct/google-chrome-stable_current_amd64.deb</text:span></text:p>
      <text:p text:style-name="P46"><text:span text:style-name="T13">dpkg -i </text:span><text:span text:style-name="T11">google-chrome-stable_current_amd64.deb</text:span></text:p>
      <text:p text:style-name="P61">apt update</text:p>
      <text:p text:style-name="P61">apt upgrade</text:p>
      <text:p text:style-name="P42"/>
      <text:p text:style-name="P16">Redémarrer votre machine :</text:p>
      <text:p text:style-name="P42"/>
      <text:p text:style-name="P44">reboot now</text:p>
      <text:p text:style-name="P62"/>
      <text:p text:style-name="P69">éteindre votre machine :</text:p>
      <text:p text:style-name="P62"/>
      <text:p text:style-name="P48"><text:span text:style-name="T19">s</text:span><text:span text:style-name="T18">hutdown now</text:span></text:p>
      <text:p text:style-name="P63"/>
      <text:p text:style-name="P73">Job 04 :</text:p>
      <text:p text:style-name="P64"/>
      <text:p text:style-name="P70">Créer un fichier users.txt qui contiendra User1 et User2 séparé par un retour à la ligne :</text:p>
      <text:p text:style-name="P64"/>
      <text:p text:style-name="P65">cat &gt; users.txt</text:p>
      <text:p text:style-name="P65">User1</text:p>
      <text:p text:style-name="P65">User2</text:p>
      <text:p text:style-name="P65">ctrl + C</text:p>
      <text:p text:style-name="P65"/>
      <text:p text:style-name="P71">Créer un groupe appelé “Plateformeurs” :</text:p>
      <text:p text:style-name="P65"/>
      <text:p text:style-name="P66">addgroup Plateformeurs</text:p>
      <text:p text:style-name="P66"/>
      <text:p text:style-name="P72">Créer un utilisateur appelé “User1” :</text:p>
      <text:p text:style-name="P66"/>
      <text:p text:style-name="P66">adduser --force-badname User1 (l’option --force-badname permet de forcer la création avec ce nom, qui n’est techniquement pas possible parce que la synthaxe du nom n’est pas bonne).</text:p>
      <text:p text:style-name="P66"/>
      <text:p text:style-name="P66"/>
      <text:p text:style-name="P17"><text:soft-page-break/><text:span text:style-name="T16">Créer un utilisateur appelé « User</text:span><text:span text:style-name="T17">2 » :</text:span></text:p>
      <text:p text:style-name="P67"/>
      <text:p text:style-name="P68">adduser --force-badname User2</text:p>
      <text:p text:style-name="P68"/>
      <text:p text:style-name="P18">Copier votre “users.txt” dans un fichier “droits.txt” :</text:p>
      <text:p text:style-name="P49"/>
      <text:p text:style-name="P49">cp users.txt droits.txt</text:p>
      <text:p text:style-name="P49"/>
      <text:p text:style-name="P18">Copier votre “users.txt” dans un fichier “groupes.txt” :</text:p>
      <text:p text:style-name="P49"/>
      <text:p text:style-name="P50">cp user.txt groupes.txt</text:p>
      <text:p text:style-name="P50"/>
      <text:p text:style-name="P19">Changer le propriétaire du fichier “droits.txt” pour mettre “User1” :</text:p>
      <text:p text:style-name="P50"/>
      <text:p text:style-name="P51">Passer en SU, aller jusqu’au dossier contenant le fichier, puis chown User1 droits.txt</text:p>
      <text:p text:style-name="P51"/>
      <text:p text:style-name="P20">Changer les droits du fichier “droits.txt” pour que “User2” ai accès seulement en lecture :</text:p>
      <text:p text:style-name="P51"/>
      <text:p text:style-name="P51">setfacl -m u:User2:r droits.txt</text:p>
      <text:p text:style-name="P51"/>
      <text:p text:style-name="P20">Changer les droits du fichier “groupes.txt” pour que les utilisateurs puissent accéder au fichier en lecture uniquement :</text:p>
      <text:p text:style-name="P51"/>
      <text:p text:style-name="P52">chmod a=r groupes.txt</text:p>
      <text:p text:style-name="P52"/>
      <text:p text:style-name="P21">Changer les droits du fichier pour que le groupe “Plateformeurs” puissent y accéder en lecture/écriture :</text:p>
      <text:p text:style-name="P52"/>
      <text:p text:style-name="P52">chmod g=rw groupes.txt</text:p>
      <text:p text:style-name="P52"/>
      <text:p text:style-name="P8">Job 05 :</text:p>
      <text:p text:style-name="P53"/>
      <text:p text:style-name="P22">Ajouter un alias qui permettra de lancer la commande “ls -la” en tapant “la” :</text:p>
      <text:p text:style-name="P53"/>
      <text:p text:style-name="P54">alias la=« ls -la »</text:p>
      <text:p text:style-name="P54"/>
      <text:p text:style-name="P23">Ajouter un alias qui permettra de lancer la commande “apt-get update” en tapant “update” :</text:p>
      <text:p text:style-name="P54"/>
      <text:p text:style-name="P54">alias update=« apt update »</text:p>
      <text:p text:style-name="P54"/>
      <text:p text:style-name="P23">Ajouter un alias qui permettra de lancer la commande “apt-get upgrade” en tapant “upgrade” :</text:p>
      <text:p text:style-name="P54"/>
      <text:p text:style-name="P55">alias upgrade=« apt upgrade »</text:p>
      <text:p text:style-name="P55"/>
      <text:p text:style-name="P24">Ajouter une variable d’environnement qui se nommera “USER” et qui sera égale à votre nom d’utilisateur :</text:p>
      <text:p text:style-name="P55"/>
      <text:p text:style-name="P56">export USER=sebastien</text:p>
      <text:p text:style-name="P56"/>
      <text:p text:style-name="P25">Mettre à jour les modifications de votre bashrc dans votre shell actuel :</text:p>
      <text:p text:style-name="P56"/>
      <text:p text:style-name="P57">Il faut modifier le dossier .bashrc</text:p>
      <text:p text:style-name="P26"><text:soft-page-break/>Afficher les variables d’environnement :</text:p>
      <text:p text:style-name="P57"/>
      <text:p text:style-name="P58">env ou printenv</text:p>
      <text:p text:style-name="P58"/>
      <text:p text:style-name="P27">Ajouter à votre Path le chemin "/home/'votre utilisateur'/Bureau" :</text:p>
      <text:p text:style-name="P58"/>
      <text:p text:style-name="P59"><text:span text:style-name="T20">Il faut encore modifier le dossier .bashrc en créant une variable PATH=$PATH :</text:span>/home/'votre utilisateur'/Bureau</text:p>
      <text:p text:style-name="P59"/>
      <text:p text:style-name="P9">Job 06 :</text:p>
      <text:p text:style-name="P60"/>
      <text:p text:style-name="P77"><text:span text:style-name="T12">tar -xvf votrefichier.tar</text:span> </text:p>
      <text:p text:style-name="P77"/>
      <text:p text:style-name="P74">Job 07 :</text:p>
      <text:p text:style-name="P78"/>
      <text:p text:style-name="P78">echo "Je suis votre fichier texte" &gt; une_commande.txt <text:span text:style-name="T24">&amp;&amp;</text:span> wc -l /etc/apt/sources.list &gt; /home/sebastien/Bureau/nb_lignes.txt <text:span text:style-name="T24">&amp;&amp;</text:span> less /etc/apt/sources.list; cp /etc/apt/sources.list /home/sebastien/Bureau/save_sources <text:span text:style-name="T24">&amp;&amp;</text:span> find . -type f -name ".*" -exec grep "alias" {} +</text:p>
      <text:p text:style-name="P78"/>
      <text:p text:style-name="P75">Pour aller plus loin :</text:p>
      <text:p text:style-name="P79"/>
      <text:p text:style-name="P83">sudo apt install tree <text:span text:style-name="T24">&amp;&amp;</text:span> tree / &gt; /home/sebastien/Bureau/tree_save <text:span text:style-name="T24">&amp;&amp;</text:span> ls | wc -l <text:span text:style-name="T24">&amp;&amp;</text:span> sudo apt update <text:span text:style-name="T24">&amp;&amp;</text:span> sudo apt upgra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2T08:58:02.515000000</dc:date>
    <meta:editing-duration>PT10H16M29S</meta:editing-duration>
    <meta:editing-cycles>76</meta:editing-cycles>
    <meta:generator>LibreOffice/7.4.0.3$Windows_X86_64 LibreOffice_project/f85e47c08ddd19c015c0114a68350214f7066f5a</meta:generator>
    <meta:document-statistic meta:table-count="0" meta:image-count="0" meta:object-count="0" meta:page-count="4" meta:paragraph-count="87" meta:word-count="699" meta:character-count="4326" meta:non-whitespace-character-count="3718"/>
  </office:meta>
</office:document-meta>
</file>